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65af7" officeooo:paragraph-rsid="001b7174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8b52f" officeooo:paragraph-rsid="0028b52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274a00" officeooo:paragraph-rsid="00274a00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c6309" officeooo:paragraph-rsid="001c630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0ca6b" officeooo:paragraph-rsid="0020ca6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43668" officeooo:paragraph-rsid="00243668"/>
    </style:style>
    <style:style style:name="T1" style:family="text">
      <style:text-properties officeooo:rsid="001e0df8"/>
    </style:style>
    <style:style style:name="T2" style:family="text">
      <style:text-properties officeooo:rsid="0020ca6b"/>
    </style:style>
    <style:style style:name="T3" style:family="text">
      <style:text-properties fo:color="#0088cc" style:font-name="Montserrat" fo:font-size="6.75pt" fo:background-color="#1f1f1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/></text:p>
      <text:list xml:id="list1188858359" text:style-name="L1">
        <text:list-item>
          <text:p text:style-name="P2">arbisoft library account</text:p>
        </text:list-item>
        <text:list-item>
          <text:p text:style-name="P3">delete a document from Basic Information at Workstream</text:p>
        </text:list-item>
        <text:list-item>
          <text:p text:style-name="P4">What password to change <text:span text:style-name="T1">(mentioned in device security and data protection)</text:span>? Encryption password or Account Password</text:p>
        </text:list-item>
        <text:list-item>
          <text:p text:style-name="P5">set up password-protected screensaver (mentioned in Acceptable use policy)</text:p>
        </text:list-item>
        <text:list-item>
          <text:p text:style-name="P6">Port scanning and security scanning is prohibited (<text:span text:style-name="T2">mentioned in Acceptable use policy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08:51:59.002073710</dc:date>
    <meta:editing-duration>PT27M10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3" meta:character-count="358" meta:non-whitespace-character-count="315"/>
  </office:meta>
</office:document-meta>
</file>